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3cm" svg:stroke-color="#666666" draw:marker-start-width="0.279cm" draw:marker-end-width="0.279cm" draw:fill="solid" draw:fill-color="#dddddd" draw:textarea-horizontal-align="justify" draw:textarea-vertical-align="middle" draw:auto-grow-height="false" fo:min-height="25.398cm" fo:min-width="48.748cm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Ultrafine_20_Dashed" svg:stroke-width="0.053cm" svg:stroke-color="#b85c00" draw:marker-start-width="0.279cm" draw:marker-end-width="0.279cm" draw:fill="solid" draw:fill-color="#ffdbb6" draw:textarea-horizontal-align="justify" draw:textarea-vertical-align="middle" draw:auto-grow-height="false" fo:min-height="22.998cm" fo:min-width="16.648cm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Ultrafine_20_Dashed" svg:stroke-width="0.053cm" svg:stroke-color="#b85c00" draw:marker-start-width="0.279cm" draw:marker-end-width="0.279cm" draw:fill="solid" draw:fill-color="#ffdbb6" draw:textarea-horizontal-align="justify" draw:textarea-vertical-align="middle" draw:auto-grow-height="false" fo:min-height="22.998cm" fo:min-width="17.548cm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5b277d" draw:marker-start-width="0.279cm" draw:marker-end-width="0.279cm" draw:fill-color="#b7b3ca" draw:textarea-horizontal-align="justify" draw:textarea-vertical-align="middle" draw:auto-grow-height="false" fo:min-height="2.498cm" fo:min-width="4cm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svg:stroke-width="0.053cm" svg:stroke-color="#999999" draw:marker-start-width="0.279cm" draw:marker-end-width="0.279cm" draw:fill-color="#ffffff" draw:textarea-horizontal-align="justify" draw:textarea-vertical-align="middle" draw:auto-grow-height="false" fo:min-height="6.598cm" fo:min-width="8.072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Fine_20_Dashed" svg:stroke-width="0.053cm" svg:stroke-color="#ff972f" draw:marker-start-width="0.279cm" draw:marker-end-width="0.279cm" draw:fill="none" fo:min-height="4.474cm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53cm" svg:stroke-color="#ea7500" draw:marker-start-width="0.279cm" draw:marker-end-width="0.279cm" draw:fill-color="#ff972f" draw:textarea-horizontal-align="justify" draw:textarea-vertical-align="middle" draw:auto-grow-height="false" fo:min-height="2.498cm" fo:min-width="3.948cm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53cm" svg:stroke-color="#ff8000" draw:marker-start="Arrow" draw:marker-start-width="0.379cm" draw:marker-end="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="none" fo:min-height="1.423cm"/>
    </style:style>
    <style:style style:name="gr11" style:family="graphic" style:parent-style-name="objectwithoutfill">
      <style:graphic-properties draw:stroke="dash" draw:stroke-dash="Fine_20_Dashed" svg:stroke-width="0.053cm" svg:stroke-color="#ff972f" draw:marker-start="Arrow" draw:marker-start-width="0.379cm" draw:marker-end="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Fine_20_Dashed" svg:stroke-width="0.053cm" svg:stroke-color="#d62e4e" draw:marker-start="Arrow" draw:marker-start-width="0.379cm" draw:marker-end="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53cm" svg:stroke-color="#666666" draw:marker-start-width="0.279cm" draw:marker-end-width="0.279cm" draw:fill-color="#ffffff" draw:textarea-horizontal-align="justify" draw:textarea-vertical-align="middle" draw:auto-grow-height="false" fo:min-height="5.798cm" fo:min-width="11.9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="none" fo:min-height="5.752cm"/>
    </style:style>
    <style:style style:name="gr15" style:family="graphic" style:parent-style-name="objectwithoutfill">
      <style:graphic-properties draw:stroke="dash" draw:stroke-dash="Fine_20_Dashed" svg:stroke-width="0.053cm" svg:stroke-color="#ff972f" draw:marker-start="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Fine_20_Dashed" svg:stroke-width="0.053cm" svg:stroke-color="#d62e4e" draw:marker-start-width="0.279cm" draw:marker-end-width="0.279cm" draw:fill="none" fo:min-height="4.474cm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Fine_20_Dashed" svg:stroke-width="0.053cm" svg:stroke-color="#d62e4e" draw:marker-start="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Ultrafine_20_Dashed" svg:stroke-width="0.053cm" svg:stroke-color="#666666" draw:marker-start-width="0.279cm" draw:marker-end-width="0.279cm" draw:fill="none" draw:fill-color="#afd095" draw:textarea-horizontal-align="justify" draw:textarea-vertical-align="middle" draw:auto-grow-height="false" fo:min-height="22.898cm" fo:min-width="6.948cm" fo:padding-top="0.151cm" fo:padding-bottom="0.151cm" fo:padding-left="0.276cm" fo:padding-right="0.276cm"/>
    </style:style>
    <style:style style:name="gr19" style:family="graphic" style:parent-style-name="objectwithoutfill">
      <style:graphic-properties draw:stroke="dash" draw:stroke-dash="Fine_20_Dashed" svg:stroke-width="0.053cm" svg:stroke-color="#5b277d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053cm" svg:stroke-color="#acb20c" draw:marker-start-width="0.279cm" draw:marker-end-width="0.279cm" draw:fill="solid" draw:fill-color="#ffffd7" draw:textarea-horizontal-align="justify" draw:textarea-vertical-align="middle" draw:auto-grow-height="false" fo:min-height="3.498cm" fo:min-width="33.748cm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svg:stroke-color="#5b277d" draw:marker-start-width="0.279cm" draw:marker-end-width="0.279cm" draw:fill-color="#b7b3ca" draw:textarea-horizontal-align="justify" draw:textarea-vertical-align="middle" draw:auto-grow-height="false" fo:min-height="2.498cm" fo:min-width="3.948cm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53cm" svg:stroke-color="#acb20c" draw:marker-start-width="0.279cm" draw:marker-end-width="0.279cm" draw:fill-color="#ffff6d" draw:textarea-horizontal-align="justify" draw:textarea-vertical-align="middle" draw:auto-grow-height="false" fo:min-height="2.498cm" fo:min-width="3.948cm" fo:padding-top="0.151cm" fo:padding-bottom="0.151cm" fo:padding-left="0.276cm" fo:padding-right="0.276cm"/>
    </style:style>
    <style:style style:name="gr23" style:family="graphic" style:parent-style-name="standard">
      <style:graphic-properties draw:stroke="none" draw:fill="none" fo:min-height="1.113cm"/>
    </style:style>
    <style:style style:name="gr24" style:family="graphic" style:parent-style-name="objectwithoutfill">
      <style:graphic-properties draw:stroke="dash" draw:stroke-dash="Fine_20_Dashed" svg:stroke-width="0.053cm" svg:stroke-color="#acb20c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draw:stroke="dash" draw:stroke-dash="Fine_20_Dashed" svg:stroke-width="0.053cm" svg:stroke-color="#5b277d" draw:marker-start="Arrow" draw:marker-start-width="0.379cm" draw:marker-end="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draw:fill="none" fo:min-height="10.166cm"/>
    </style:style>
    <style:style style:name="gr27" style:family="graphic" style:parent-style-name="standard">
      <style:graphic-properties draw:stroke="dash" draw:stroke-dash="Ultrafine_20_Dashed" svg:stroke-width="0.053cm" svg:stroke-color="#666666" draw:marker-start-width="0.279cm" draw:marker-end-width="0.279cm" draw:fill="none" draw:fill-color="#dddddd" draw:textarea-horizontal-align="justify" draw:textarea-vertical-align="middle" draw:auto-grow-height="false" fo:min-height="3.298cm" fo:min-width="11.548cm" fo:padding-top="0.151cm" fo:padding-bottom="0.151cm" fo:padding-left="0.276cm" fo:padding-right="0.276cm"/>
    </style:style>
    <style:style style:name="gr28" style:family="graphic" style:parent-style-name="standard">
      <style:graphic-properties draw:stroke="dash" draw:stroke-dash="Ultrafine_20_Dashed" svg:stroke-width="0.053cm" svg:stroke-color="#666666" draw:marker-start-width="0.279cm" draw:marker-end-width="0.279cm" draw:fill="none" draw:fill-color="#dddddd" draw:textarea-horizontal-align="justify" draw:textarea-vertical-align="middle" draw:auto-grow-height="false" fo:min-height="2.598cm" fo:min-width="11.548cm" fo:padding-top="0.151cm" fo:padding-bottom="0.151cm" fo:padding-left="0.276cm" fo:padding-right="0.276cm"/>
    </style:style>
    <style:style style:name="gr29" style:family="graphic" style:parent-style-name="standard">
      <style:graphic-properties draw:stroke="dash" draw:stroke-dash="Ultrafine_20_Dashed" svg:stroke-width="0.053cm" svg:stroke-color="#666666" draw:marker-start-width="0.279cm" draw:marker-end-width="0.279cm" draw:fill="none" draw:fill-color="#dddddd" draw:textarea-horizontal-align="justify" draw:textarea-vertical-align="middle" draw:auto-grow-height="false" fo:min-height="3.498cm" fo:min-width="11.548cm" fo:padding-top="0.151cm" fo:padding-bottom="0.151cm" fo:padding-left="0.276cm" fo:padding-right="0.276cm"/>
    </style:style>
    <style:style style:name="gr30" style:family="graphic" style:parent-style-name="standard">
      <style:graphic-properties draw:stroke="none" draw:fill="none" fo:min-height="4.236cm"/>
    </style:style>
    <style:style style:name="P1" style:family="paragraph">
      <loext:graphic-properties draw:fill="solid" draw:fill-color="#dddddd"/>
      <style:paragraph-properties fo:text-align="center"/>
      <style:text-properties style:font-name="Carlito" fo:font-size="18pt" fo:background-color="#cccccc"/>
    </style:style>
    <style:style style:name="P2" style:family="paragraph">
      <loext:graphic-properties draw:fill="solid" draw:fill-color="#ffdbb6"/>
      <style:paragraph-properties fo:text-align="center"/>
      <style:text-properties style:font-name="Carlito" fo:font-size="18pt"/>
    </style:style>
    <style:style style:name="P3" style:family="paragraph">
      <loext:graphic-properties draw:fill-color="#b7b3ca"/>
      <style:paragraph-properties fo:text-align="center"/>
      <style:text-properties style:font-name="Carlito" fo:font-size="18pt"/>
    </style:style>
    <style:style style:name="P4" style:family="paragraph">
      <style:paragraph-properties fo:text-align="center"/>
      <style:text-properties style:font-name="Carlito" fo:font-size="18pt"/>
    </style:style>
    <style:style style:name="P5" style:family="paragraph">
      <loext:graphic-properties draw:fill="none"/>
      <style:paragraph-properties fo:text-align="center"/>
      <style:text-properties style:font-name="Carlito" fo:font-size="18pt"/>
    </style:style>
    <style:style style:name="P6" style:family="paragraph">
      <style:paragraph-properties fo:text-align="center"/>
      <style:text-properties style:font-name="Carlito" fo:font-size="18pt" fo:font-weight="bold"/>
    </style:style>
    <style:style style:name="P7" style:family="paragraph">
      <loext:graphic-properties draw:fill="none"/>
      <style:paragraph-properties fo:text-align="center"/>
      <style:text-properties style:font-name="Carlito" fo:font-size="18pt" fo:font-weight="bold"/>
    </style:style>
    <style:style style:name="P8" style:family="paragraph">
      <loext:graphic-properties draw:fill-color="#ffffff"/>
      <style:paragraph-properties fo:text-align="center"/>
      <style:text-properties style:font-name="Carlito"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font-name="Carlito" fo:font-size="18pt"/>
    </style:style>
    <style:style style:name="P10" style:family="paragraph">
      <loext:graphic-properties draw:fill-color="#ff972f"/>
      <style:paragraph-properties fo:text-align="center"/>
      <style:text-properties style:font-name="Carlito" fo:font-size="18pt"/>
    </style:style>
    <style:style style:name="P11" style:family="paragraph">
      <style:paragraph-properties fo:text-align="start"/>
      <style:text-properties style:font-name="Carlito"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style:font-name="Carlito" fo:font-size="18pt"/>
    </style:style>
    <style:style style:name="P13" style:family="paragraph">
      <loext:graphic-properties draw:fill="none"/>
      <style:paragraph-properties fo:text-align="center"/>
      <style:text-properties style:font-name="Carlito" fo:font-size="18pt" style:font-size-asian="11pt" style:font-size-complex="11pt"/>
    </style:style>
    <style:style style:name="P14" style:family="paragraph">
      <loext:graphic-properties draw:fill="none" draw:fill-color="#afd095"/>
      <style:paragraph-properties fo:text-align="center"/>
      <style:text-properties style:font-name="Carlito" fo:font-size="18pt"/>
    </style:style>
    <style:style style:name="P15" style:family="paragraph">
      <loext:graphic-properties draw:fill="solid" draw:fill-color="#ffffd7"/>
      <style:paragraph-properties fo:text-align="center"/>
      <style:text-properties style:font-name="Carlito" fo:font-size="18pt"/>
    </style:style>
    <style:style style:name="P16" style:family="paragraph">
      <loext:graphic-properties draw:fill-color="#ffff6d"/>
      <style:paragraph-properties fo:text-align="center"/>
      <style:text-properties style:font-name="Carlito" fo:font-size="18pt"/>
    </style:style>
    <style:style style:name="P17" style:family="paragraph">
      <style:text-properties style:font-name="Carlito" fo:font-size="18pt"/>
    </style:style>
    <style:style style:name="P18" style:family="paragraph">
      <loext:graphic-properties draw:fill="none"/>
      <style:text-properties style:font-name="Carlito" fo:font-size="18pt"/>
    </style:style>
    <style:style style:name="P19" style:family="paragraph">
      <loext:graphic-properties draw:fill="none" draw:fill-color="#dddddd"/>
      <style:paragraph-properties fo:text-align="center"/>
      <style:text-properties style:font-name="Carlito" fo:font-size="18pt" fo:background-color="#cccccc"/>
    </style:style>
    <style:style style:name="P20" style:family="paragraph">
      <style:paragraph-properties fo:text-align="center"/>
      <style:text-properties style:font-name="Carlito" fo:font-size="24pt"/>
    </style:style>
    <style:style style:name="P21" style:family="paragraph">
      <loext:graphic-properties draw:fill="none"/>
      <style:paragraph-properties fo:text-align="center"/>
      <style:text-properties style:font-name="Carlito" fo:font-size="24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11pt" style:font-weight-asian="bold" style:font-size-complex="11pt" style:font-weight-complex="bold"/>
    </style:style>
    <style:style style:name="T3" style:family="text">
      <style:text-properties style:font-size-asian="11pt" style:font-size-complex="11pt"/>
    </style:style>
    <style:style style:name="T4" style:family="text">
      <style:text-properties fo:background-color="#dddddd"/>
    </style:style>
    <style:style style:name="T5" style:family="text">
      <style:text-properties fo:background-color="#ffdbb6"/>
    </style:style>
    <style:style style:name="T6" style:family="text">
      <style:text-properties fo:background-color="#ffff6d"/>
    </style:style>
    <style:style style:name="T7" style:family="text">
      <style:text-properties style:font-name="Carlito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9.3cm" svg:height="25.7cm" svg:x="15.6cm" svg:y="8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2cm" svg:height="23.3cm" svg:x="37cm" svg:y="1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1cm" svg:height="23.3cm" svg:x="16.7cm" svg:y="10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4.5cm" svg:height="2.8cm" svg:x="19.176cm" svg:y="25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424cm" svg:height="0.963cm" svg:x="19.276cm" svg:y="27.137cm">
          <draw:text-box>
            <text:p text:style-name="P4">0.0.0.0:8008</text:p>
          </draw:text-box>
        </draw:frame>
        <draw:frame draw:style-name="gr5" draw:text-style-name="P7" draw:layer="layout" svg:width="4.424cm" svg:height="0.963cm" svg:x="19.152cm" svg:y="25.9cm">
          <draw:text-box>
            <text:p text:style-name="P6">Patroni</text:p>
          </draw:text-box>
        </draw:frame>
        <draw:custom-shape draw:style-name="gr6" draw:text-style-name="P8" xml:id="id14" draw:id="id14" draw:layer="layout" svg:width="8.624cm" svg:height="6.9cm" svg:x="25.476cm" svg:y="12.2cm">
          <text:p/>
          <draw:enhanced-geometry svg:viewBox="0 0 21600 21600" draw:type="rectangle" draw:enhanced-path="M 0 0 L 21600 0 21600 21600 0 21600 0 0 Z N"/>
        </draw:custom-shape>
        <draw:frame draw:style-name="gr7" draw:text-style-name="P5" xml:id="id3" draw:id="id3" draw:layer="layout" svg:width="6.8cm" svg:height="4.776cm" svg:x="26.4cm" svg:y="13.8cm">
          <draw:text-box>
            <text:p text:style-name="P4">0.0.0.0:15432 (check patroni and redirect to master)</text:p>
            <text:p text:style-name="P4"/>
            <text:p text:style-name="P9">0.0.0.0:16432</text:p>
            <text:p text:style-name="P4">(to master via pgbouncer)</text:p>
          </draw:text-box>
        </draw:frame>
        <draw:frame draw:style-name="gr5" draw:text-style-name="P7" draw:layer="layout" svg:width="4.424cm" svg:height="0.963cm" svg:x="25.476cm" svg:y="12.4cm">
          <draw:text-box>
            <text:p text:style-name="P6">HAProxy</text:p>
          </draw:text-box>
        </draw:frame>
        <draw:custom-shape draw:style-name="gr8" draw:text-style-name="P10" xml:id="id1" draw:id="id1" draw:layer="layout" svg:width="4.5cm" svg:height="2.8cm" svg:x="19.2cm" svg:y="14.8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424cm" svg:height="0.963cm" svg:x="19.3cm" svg:y="16.537cm">
          <draw:text-box>
            <text:p text:style-name="P4">0.0.0.0:5432</text:p>
          </draw:text-box>
        </draw:frame>
        <draw:frame draw:style-name="gr5" draw:text-style-name="P7" draw:layer="layout" svg:width="4.424cm" svg:height="0.963cm" svg:x="19.176cm" svg:y="15.3cm">
          <draw:text-box>
            <text:p text:style-name="P6">Postgres</text:p>
          </draw:text-box>
        </draw:frame>
        <draw:custom-shape draw:style-name="gr8" draw:text-style-name="P10" xml:id="id2" draw:id="id2" draw:layer="layout" svg:width="4.5cm" svg:height="2.8cm" svg:x="19.2cm" svg:y="1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424cm" svg:height="0.963cm" svg:x="19.3cm" svg:y="20.737cm">
          <draw:text-box>
            <text:p text:style-name="P4">0.0.0.0:6432</text:p>
          </draw:text-box>
        </draw:frame>
        <draw:frame draw:style-name="gr5" draw:text-style-name="P7" draw:layer="layout" svg:width="4.424cm" svg:height="0.963cm" svg:x="19.176cm" svg:y="19.5cm">
          <draw:text-box>
            <text:p text:style-name="P6">pgbouncer</text:p>
          </draw:text-box>
        </draw:frame>
        <draw:connector draw:style-name="gr9" draw:text-style-name="P5" draw:layer="layout" svg:x1="21.45cm" svg:y1="17.6cm" svg:x2="21.45cm" svg:y2="19cm" draw:start-shape="id1" draw:start-glue-point="2" draw:end-shape="id2" draw:end-glue-point="0" svg:d="M21450 17600v1400" svg:viewBox="0 0 1 1401">
          <text:p/>
        </draw:connector>
        <draw:frame draw:style-name="gr10" draw:text-style-name="P5" draw:layer="layout" svg:width="5.224cm" svg:height="1.673cm" svg:x="16.9cm" svg:y="10.4cm">
          <draw:text-box>
            <text:p text:style-name="P4"><text:span text:style-name="T1">NODE_1</text:span></text:p>
            <text:p text:style-name="P4">x.x.x.116</text:p>
          </draw:text-box>
        </draw:frame>
        <draw:connector draw:style-name="gr11" draw:text-style-name="P5" draw:layer="layout" svg:x1="23.7cm" svg:y1="16.2cm" svg:x2="26.4cm" svg:y2="16.188cm" draw:start-shape="id1" draw:start-glue-point="1" draw:end-shape="id3" draw:end-glue-point="3" svg:d="M23700 16200h1350v-12h1350" svg:viewBox="0 0 2701 13">
          <text:p/>
        </draw:connector>
        <draw:custom-shape draw:style-name="gr8" draw:text-style-name="P10" xml:id="id4" draw:id="id4" draw:layer="layout" svg:width="4.5cm" svg:height="2.8cm" svg:x="37.8cm" svg:y="14.8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424cm" svg:height="0.963cm" svg:x="37.9cm" svg:y="16.537cm">
          <draw:text-box>
            <text:p text:style-name="P4">0.0.0.0:5432</text:p>
          </draw:text-box>
        </draw:frame>
        <draw:frame draw:style-name="gr5" draw:text-style-name="P7" draw:layer="layout" svg:width="4.424cm" svg:height="0.963cm" svg:x="37.776cm" svg:y="15.3cm">
          <draw:text-box>
            <text:p text:style-name="P6">Postgres</text:p>
          </draw:text-box>
        </draw:frame>
        <draw:custom-shape draw:style-name="gr8" draw:text-style-name="P10" xml:id="id5" draw:id="id5" draw:layer="layout" svg:width="4.5cm" svg:height="2.8cm" svg:x="37.8cm" svg:y="1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424cm" svg:height="0.963cm" svg:x="37.9cm" svg:y="20.737cm">
          <draw:text-box>
            <text:p text:style-name="P4">0.0.0.0:6432</text:p>
          </draw:text-box>
        </draw:frame>
        <draw:frame draw:style-name="gr5" draw:text-style-name="P7" draw:layer="layout" svg:width="4.424cm" svg:height="0.963cm" svg:x="37.776cm" svg:y="19.5cm">
          <draw:text-box>
            <text:p text:style-name="P6">pgbouncer</text:p>
          </draw:text-box>
        </draw:frame>
        <draw:connector draw:style-name="gr12" draw:text-style-name="P5" draw:layer="layout" svg:x1="40.05cm" svg:y1="17.6cm" svg:x2="40.05cm" svg:y2="19cm" draw:start-shape="id4" draw:start-glue-point="2" draw:end-shape="id5" draw:end-glue-point="0" svg:d="M40050 17600v1400" svg:viewBox="0 0 1 1401">
          <text:p/>
        </draw:connector>
        <draw:frame draw:style-name="gr10" draw:text-style-name="P5" draw:layer="layout" svg:width="5.2cm" svg:height="1.673cm" svg:x="37.1cm" svg:y="10.4cm">
          <draw:text-box>
            <text:p text:style-name="P4"><text:span text:style-name="T1">NODE_2</text:span></text:p>
            <text:p text:style-name="P4">x.x.x.118</text:p>
          </draw:text-box>
        </draw:frame>
        <draw:connector draw:style-name="gr11" draw:text-style-name="P5" draw:layer="layout" svg:x1="37.8cm" svg:y1="16.2cm" svg:x2="33.2cm" svg:y2="16.188cm" draw:start-shape="id4" draw:start-glue-point="3" draw:end-shape="id3" draw:end-glue-point="1" svg:d="M37800 16200h-2300v-12h-2300" svg:viewBox="0 0 4601 13">
          <text:p/>
        </draw:connector>
        <draw:custom-shape draw:style-name="gr13" draw:text-style-name="P8" xml:id="id6" draw:id="id6" draw:layer="layout" svg:width="12.5cm" svg:height="6.1cm" svg:x="31.7cm" svg:y="1.8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11.4cm" svg:height="6.002cm" svg:x="32.3cm" svg:y="2.2cm">
          <draw:text-box>
            <text:p text:style-name="P4"><text:span text:style-name="T2">Backend</text:span></text:p>
            <text:p text:style-name="P4"><text:span text:style-name="T3"/></text:p>
            <text:p text:style-name="P11"><text:span text:style-name="T3">Connect to master:</text:span></text:p>
            <text:p text:style-name="P4"><text:span text:style-name="T3"/></text:p>
            <text:p text:style-name="P11"><text:span text:style-name="T3">x.x.x.116:15432 (without pgbouncer)</text:span></text:p>
            <text:p text:style-name="P11"><text:span text:style-name="T3">x.x.x.116:16432 (with pgbouncer)</text:span></text:p>
            <text:p text:style-name="P12"><text:span text:style-name="T3">x.x.x.118:15432 (without pgbouncer)</text:span></text:p>
            <text:p text:style-name="P11"><text:span text:style-name="T3">x.x.x.118:16432 (with pgbouncer)</text:span></text:p>
            <text:p text:style-name="P4"><text:span text:style-name="T3"/></text:p>
          </draw:text-box>
        </draw:frame>
        <draw:connector draw:style-name="gr15" draw:text-style-name="P5" draw:layer="layout" svg:x1="31.7cm" svg:y1="4.85cm" svg:x2="29.8cm" svg:y2="13.8cm" draw:start-shape="id6" draw:start-glue-point="3" draw:end-shape="id3" draw:end-glue-point="0" svg:d="M31700 4850h-1900v8950" svg:viewBox="0 0 1901 8951">
          <text:p/>
        </draw:connector>
        <draw:connector draw:style-name="gr11" draw:text-style-name="P5" draw:layer="layout" svg:x1="23.7cm" svg:y1="20.4cm" svg:x2="26.4cm" svg:y2="16.188cm" draw:start-shape="id2" draw:start-glue-point="1" draw:end-shape="id3" draw:end-glue-point="3" svg:d="M23700 20400h1350v-4212h1350" svg:viewBox="0 0 2701 4213">
          <text:p/>
        </draw:connector>
        <draw:connector draw:style-name="gr11" draw:text-style-name="P5" draw:layer="layout" svg:x1="37.8cm" svg:y1="20.4cm" svg:x2="33.2cm" svg:y2="16.188cm" draw:start-shape="id5" draw:start-glue-point="3" draw:end-shape="id3" draw:end-glue-point="1" svg:d="M37800 20400h-2300v-4212h-2300" svg:viewBox="0 0 4601 4213">
          <text:p/>
        </draw:connector>
        <draw:custom-shape draw:style-name="gr6" draw:text-style-name="P8" xml:id="id15" draw:id="id15" draw:layer="layout" svg:width="8.624cm" svg:height="6.9cm" svg:x="44.476cm" svg:y="12.3cm">
          <text:p/>
          <draw:enhanced-geometry svg:viewBox="0 0 21600 21600" draw:type="rectangle" draw:enhanced-path="M 0 0 L 21600 0 21600 21600 0 21600 0 0 Z N"/>
        </draw:custom-shape>
        <draw:frame draw:style-name="gr16" draw:text-style-name="P5" xml:id="id7" draw:id="id7" draw:layer="layout" svg:width="6.8cm" svg:height="4.776cm" svg:x="45.4cm" svg:y="13.8cm">
          <draw:text-box>
            <text:p text:style-name="P4">0.0.0.0:15432 (check patroni and redirect to master)</text:p>
            <text:p text:style-name="P4"/>
            <text:p text:style-name="P9">0.0.0.0:16432</text:p>
            <text:p text:style-name="P9">(to master via pgbouncer)</text:p>
          </draw:text-box>
        </draw:frame>
        <draw:frame draw:style-name="gr5" draw:text-style-name="P7" draw:layer="layout" svg:width="4.424cm" svg:height="0.963cm" svg:x="44.476cm" svg:y="12.4cm">
          <draw:text-box>
            <text:p text:style-name="P6">HAProxy</text:p>
          </draw:text-box>
        </draw:frame>
        <draw:connector draw:style-name="gr17" draw:text-style-name="P5" draw:layer="layout" svg:x1="44.2cm" svg:y1="4.85cm" svg:x2="48.8cm" svg:y2="13.8cm" draw:start-shape="id6" draw:start-glue-point="1" draw:end-shape="id7" draw:end-glue-point="0" svg:d="M44200 4850h4600v8950" svg:viewBox="0 0 4601 8951">
          <text:p/>
        </draw:connector>
        <draw:connector draw:style-name="gr12" draw:text-style-name="P5" draw:layer="layout" svg:x1="42.3cm" svg:y1="16.2cm" svg:x2="45.4cm" svg:y2="16.188cm" draw:start-shape="id4" draw:start-glue-point="1" draw:end-shape="id7" draw:end-glue-point="3" svg:d="M42300 16200h1550v-12h1550" svg:viewBox="0 0 3101 13">
          <text:p/>
        </draw:connector>
        <draw:connector draw:style-name="gr12" draw:text-style-name="P5" draw:layer="layout" svg:x1="42.3cm" svg:y1="20.4cm" svg:x2="45.4cm" svg:y2="16.188cm" draw:start-shape="id5" draw:start-glue-point="1" draw:end-shape="id7" draw:end-glue-point="3" svg:d="M42300 20400h1550v-4212h1550" svg:viewBox="0 0 3101 4213">
          <text:p/>
        </draw:connector>
        <draw:connector draw:style-name="gr12" draw:text-style-name="P5" draw:layer="layout" draw:line-skew="-1.073cm 0.473cm" svg:x1="19.2cm" svg:y1="20.4cm" svg:x2="52.2cm" svg:y2="16.188cm" draw:start-shape="id2" draw:start-glue-point="3" draw:end-shape="id7" draw:end-glue-point="1" svg:d="M19200 20400h-1600v2400h35127v-6612h-527" svg:viewBox="0 0 35128 6613">
          <text:p/>
        </draw:connector>
        <draw:connector draw:style-name="gr12" draw:text-style-name="P5" draw:layer="layout" draw:line-skew="-1.073cm 3.697cm -0.027cm" svg:x1="19.2cm" svg:y1="16.2cm" svg:x2="52.2cm" svg:y2="16.188cm" draw:start-shape="id1" draw:start-glue-point="3" draw:end-shape="id7" draw:end-glue-point="1" svg:d="M19200 16200h-1600v6600h35100v-6612h-500" svg:viewBox="0 0 35101 6613">
          <text:p/>
        </draw:connector>
        <draw:custom-shape draw:style-name="gr18" draw:text-style-name="P14" draw:layer="layout" svg:width="7.5cm" svg:height="23.2cm" svg:x="56.3cm" svg:y="10.1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5.2cm" svg:height="1.673cm" svg:x="56.4cm" svg:y="10.4cm">
          <draw:text-box>
            <text:p text:style-name="P4"><text:span text:style-name="T1">NODE_3</text:span></text:p>
            <text:p text:style-name="P4">x.x.x.119</text:p>
          </draw:text-box>
        </draw:frame>
        <draw:connector draw:style-name="gr19" draw:text-style-name="P5" draw:layer="layout" svg:x1="23.676cm" svg:y1="26.8cm" svg:x2="28.9cm" svg:y2="30.8cm" draw:start-shape="id8" draw:start-glue-point="1" draw:end-shape="id9" draw:end-glue-point="3" svg:d="M23676 26800h2612v4000h2612" svg:viewBox="0 0 5225 4001">
          <text:p/>
        </draw:connector>
        <draw:custom-shape draw:style-name="gr20" draw:text-style-name="P15" xml:id="id9" draw:id="id9" draw:layer="layout" svg:width="34.3cm" svg:height="3.8cm" svg:x="28.9cm" svg:y="28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xml:id="id10" draw:id="id10" draw:layer="layout" svg:width="4.5cm" svg:height="2.8cm" svg:x="37.476cm" svg:y="25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424cm" svg:height="0.963cm" svg:x="37.576cm" svg:y="27.137cm">
          <draw:text-box>
            <text:p text:style-name="P4">0.0.0.0:8008</text:p>
          </draw:text-box>
        </draw:frame>
        <draw:frame draw:style-name="gr5" draw:text-style-name="P7" draw:layer="layout" svg:width="4.424cm" svg:height="0.963cm" svg:x="37.452cm" svg:y="25.9cm">
          <draw:text-box>
            <text:p text:style-name="P6">Patroni</text:p>
          </draw:text-box>
        </draw:frame>
        <draw:connector draw:style-name="gr19" draw:text-style-name="P5" draw:layer="layout" svg:x1="41.976cm" svg:y1="26.8cm" svg:x2="46.05cm" svg:y2="28.9cm" draw:start-shape="id10" draw:start-glue-point="1" draw:end-shape="id9" svg:d="M41976 26800h4074v2100" svg:viewBox="0 0 4075 2101">
          <text:p/>
        </draw:connector>
        <draw:custom-shape draw:style-name="gr22" draw:text-style-name="P16" xml:id="id11" draw:id="id11" draw:layer="layout" svg:width="4.5cm" svg:height="2.8cm" svg:x="29.476cm" svg:y="29.4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4.6cm" svg:height="1.529cm" svg:x="29.4cm" svg:y="30.637cm">
          <draw:text-box>
            <text:p text:style-name="P4">x.x.x.116:2380</text:p>
            <text:p text:style-name="P4">x.x.x.116:2379</text:p>
          </draw:text-box>
        </draw:frame>
        <draw:frame draw:style-name="gr5" draw:text-style-name="P7" draw:layer="layout" svg:width="4.424cm" svg:height="0.963cm" svg:x="29.452cm" svg:y="29.7cm">
          <draw:text-box>
            <text:p text:style-name="P6">etcd</text:p>
          </draw:text-box>
        </draw:frame>
        <draw:custom-shape draw:style-name="gr22" draw:text-style-name="P16" xml:id="id12" draw:id="id12" draw:layer="layout" svg:width="4.5cm" svg:height="2.8cm" svg:x="43.478cm" svg:y="29.4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4.6cm" svg:height="1.529cm" svg:x="43.402cm" svg:y="30.637cm">
          <draw:text-box>
            <text:p text:style-name="P4">x.x.x.118:2380</text:p>
            <text:p text:style-name="P4">x.x.x.118:2379</text:p>
          </draw:text-box>
        </draw:frame>
        <draw:frame draw:style-name="gr5" draw:text-style-name="P7" draw:layer="layout" svg:width="4.424cm" svg:height="0.963cm" svg:x="43.554cm" svg:y="29.7cm">
          <draw:text-box>
            <text:p text:style-name="P6">etcd</text:p>
          </draw:text-box>
        </draw:frame>
        <draw:custom-shape draw:style-name="gr22" draw:text-style-name="P16" xml:id="id13" draw:id="id13" draw:layer="layout" svg:width="4.5cm" svg:height="2.8cm" svg:x="57.678cm" svg:y="29.4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4.6cm" svg:height="1.529cm" svg:x="57.602cm" svg:y="30.637cm">
          <draw:text-box>
            <text:p text:style-name="P4">x.x.x.119:2380</text:p>
            <text:p text:style-name="P4">x.x.x.119:2379</text:p>
          </draw:text-box>
        </draw:frame>
        <draw:frame draw:style-name="gr5" draw:text-style-name="P7" draw:layer="layout" svg:width="4.424cm" svg:height="0.963cm" svg:x="57.654cm" svg:y="29.7cm">
          <draw:text-box>
            <text:p text:style-name="P6">etcd</text:p>
          </draw:text-box>
        </draw:frame>
        <draw:connector draw:style-name="gr24" draw:text-style-name="P5" draw:layer="layout" svg:x1="33.976cm" svg:y1="30.8cm" svg:x2="43.478cm" svg:y2="30.8cm" draw:start-shape="id11" draw:start-glue-point="1" draw:end-shape="id12" draw:end-glue-point="3" svg:d="M33976 30800h9502" svg:viewBox="0 0 9503 1">
          <text:p/>
        </draw:connector>
        <draw:connector draw:style-name="gr24" draw:text-style-name="P5" draw:layer="layout" svg:x1="47.978cm" svg:y1="30.8cm" svg:x2="57.678cm" svg:y2="30.8cm" draw:start-shape="id12" draw:start-glue-point="1" draw:end-shape="id13" draw:end-glue-point="3" svg:d="M47978 30800h9700" svg:viewBox="0 0 9701 1">
          <text:p/>
        </draw:connector>
        <draw:frame draw:style-name="gr5" draw:text-style-name="P5" draw:layer="layout" svg:width="4.424cm" svg:height="0.963cm" svg:x="35.2cm" svg:y="29.237cm">
          <draw:text-box>
            <text:p text:style-name="P4">etcd cluster</text:p>
          </draw:text-box>
        </draw:frame>
        <draw:connector draw:style-name="gr25" draw:text-style-name="P5" draw:layer="layout" draw:line-skew="2.25cm" svg:x1="21.426cm" svg:y1="25.4cm" svg:x2="29.788cm" svg:y2="19.1cm" draw:start-shape="id8" draw:start-glue-point="0" draw:end-shape="id14" draw:end-glue-point="2" svg:d="M21426 25400v-900h8362v-5400" svg:viewBox="0 0 8363 6301">
          <text:p/>
        </draw:connector>
        <draw:connector draw:style-name="gr25" draw:text-style-name="P5" draw:layer="layout" draw:line-skew="2.25cm" svg:x1="39.726cm" svg:y1="25.4cm" svg:x2="48.788cm" svg:y2="19.2cm" draw:start-shape="id10" draw:start-glue-point="0" draw:end-shape="id15" draw:end-glue-point="2" svg:d="M39726 25400v-850h9062v-5350" svg:viewBox="0 0 9063 6201">
          <text:p/>
        </draw:connector>
        <draw:frame draw:style-name="gr26" draw:text-style-name="P18" draw:layer="layout" svg:width="9.8cm" svg:height="12.392cm" svg:x="2.5cm" svg:y="2.062cm">
          <draw:text-box>
            <text:p text:style-name="P17">cat <text:span text:style-name="T1">/etc/ansible/hosts</text:span></text:p>
            <text:p text:style-name="P17"/>
            <text:p text:style-name="P17"><text:span text:style-name="T4">inv_cluster:</text:span></text:p>
            <text:p text:style-name="P17"><text:span text:style-name="T4"><text:s text:c="2"/></text:span><text:span text:style-name="T4">hosts:</text:span></text:p>
            <text:p text:style-name="P17"><text:span text:style-name="T4"><text:s text:c="4"/></text:span><text:span text:style-name="T4">NODE_1</text:span></text:p>
            <text:p text:style-name="P17"><text:span text:style-name="T4"><text:s text:c="4"/></text:span><text:span text:style-name="T4">NODE_2</text:span></text:p>
            <text:p text:style-name="P17"><text:span text:style-name="T4"><text:s text:c="4"/></text:span><text:span text:style-name="T4">NODE_3</text:span></text:p>
            <text:p text:style-name="P17"><text:span text:style-name="T4"/></text:p>
            <text:p text:style-name="P17"><text:span text:style-name="T5">inv_pg:</text:span></text:p>
            <text:p text:style-name="P17"><text:span text:style-name="T5"><text:s text:c="2"/></text:span><text:span text:style-name="T5">hosts:</text:span></text:p>
            <text:p text:style-name="P17"><text:span text:style-name="T5"><text:s text:c="4"/></text:span><text:span text:style-name="T5">NODE_1</text:span></text:p>
            <text:p text:style-name="P17"><text:span text:style-name="T5"><text:s text:c="4"/></text:span><text:span text:style-name="T5">NODE_2</text:span></text:p>
            <text:p text:style-name="P17"><text:span text:style-name="T5"/></text:p>
            <text:p text:style-name="P17"><text:span text:style-name="T6">inv_etcd:</text:span></text:p>
            <text:p text:style-name="P17"><text:span text:style-name="T6"><text:s text:c="2"/></text:span><text:span text:style-name="T6">hosts:</text:span></text:p>
            <text:p text:style-name="P17"><text:span text:style-name="T6"><text:s text:c="4"/></text:span><text:span text:style-name="T6">NODE_1</text:span></text:p>
            <text:p text:style-name="P17"><text:span text:style-name="T6"><text:s text:c="4"/></text:span><text:span text:style-name="T6">NODE_2</text:span></text:p>
            <text:p text:style-name="P17"><text:span text:style-name="T6"><text:s text:c="4"/></text:span><text:span text:style-name="T6">NODE_3</text:span></text:p>
            <text:p text:style-name="P17"/>
          </draw:text-box>
        </draw:frame>
        <draw:frame draw:style-name="gr10" draw:text-style-name="P5" draw:layer="layout" svg:width="8.6cm" svg:height="1.673cm" svg:x="6.1cm" svg:y="4.727cm">
          <draw:text-box>
            <text:p text:style-name="P4">All nodes of cluster</text:p>
            <text:p text:style-name="P4"/>
          </draw:text-box>
        </draw:frame>
        <draw:frame draw:style-name="gr10" draw:text-style-name="P5" draw:layer="layout" svg:width="8.4cm" svg:height="1.673cm" svg:x="6.3cm" svg:y="8.028cm">
          <draw:text-box>
            <text:p text:style-name="P4">Postgres nodes</text:p>
            <text:p text:style-name="P4"/>
          </draw:text-box>
        </draw:frame>
        <draw:frame draw:style-name="gr10" draw:text-style-name="P5" draw:layer="layout" svg:width="8.6cm" svg:height="1.673cm" svg:x="6.1cm" svg:y="11.629cm">
          <draw:text-box>
            <text:p text:style-name="P4">etcd nodes</text:p>
            <text:p text:style-name="P4"/>
          </draw:text-box>
        </draw:frame>
        <draw:custom-shape draw:style-name="gr27" draw:text-style-name="P19" draw:layer="layout" svg:width="12.1cm" svg:height="3.6cm" svg:x="2.5cm" svg:y="3.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2.1cm" svg:height="2.9cm" svg:x="2.5cm" svg:y="7.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2.1cm" svg:height="3.8cm" svg:x="2.5cm" svg:y="10.2cm">
          <text:p/>
          <draw:enhanced-geometry svg:viewBox="0 0 21600 21600" draw:type="rectangle" draw:enhanced-path="M 0 0 L 21600 0 21600 21600 0 21600 0 0 Z N"/>
        </draw:custom-shape>
        <draw:frame draw:style-name="gr30" draw:text-style-name="P21" draw:layer="layout" svg:width="16.6cm" svg:height="4.486cm" svg:x="49.8cm" svg:y="1.814cm">
          <draw:text-box>
            <text:p text:style-name="P20"><text:span text:style-name="T7">PostgreSQL high availability cluster</text:span></text:p>
            <text:p text:style-name="P20"><text:span text:style-name="T7">Minimal configuration on 3 nodes</text:span></text:p>
            <text:p text:style-name="P20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70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3T22:22:41.472000000</meta:creation-date>
    <dc:date>2020-01-27T23:16:56.038000000</dc:date>
    <meta:editing-duration>PT24M23S</meta:editing-duration>
    <meta:editing-cycles>11</meta:editing-cycles>
    <meta:generator>LibreOffice/6.1.2.1$Windows_X86_64 LibreOffice_project/65905a128db06ba48db947242809d14d3f9a93fe</meta:generator>
    <meta:document-statistic meta:object-count="70"/>
  </office:meta>
</office:document-meta>
</file>